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9257a4" officeooo:paragraph-rsid="009257a4"/>
    </style:style>
    <style:style style:name="P121" style:family="paragraph" style:parent-style-name="TODO">
      <style:text-properties officeooo:rsid="0090e5c1" officeooo:paragraph-rsid="0090e5c1"/>
    </style:style>
    <style:style style:name="P122" style:family="paragraph" style:parent-style-name="TODO">
      <style:text-properties officeooo:rsid="0090ffc9" officeooo:paragraph-rsid="0090ffc9"/>
    </style:style>
    <style:style style:name="P123" style:family="paragraph" style:parent-style-name="Text_20_body">
      <style:text-properties officeooo:rsid="0090ffc9" officeooo:paragraph-rsid="0090ffc9"/>
    </style:style>
    <style:style style:name="P124" style:family="paragraph" style:parent-style-name="Text_20_body">
      <style:text-properties officeooo:rsid="009445da" officeooo:paragraph-rsid="009445da"/>
    </style:style>
    <style:style style:name="P125" style:family="paragraph" style:parent-style-name="Text_20_body">
      <style:text-properties officeooo:rsid="00959fa0" officeooo:paragraph-rsid="00959fa0"/>
    </style:style>
    <style:style style:name="P126" style:family="paragraph" style:parent-style-name="Text_20_body">
      <style:text-properties officeooo:rsid="00970648" officeooo:paragraph-rsid="00970648"/>
    </style:style>
    <style:style style:name="P127" style:family="paragraph" style:parent-style-name="Text_20_body">
      <style:text-properties fo:font-style="normal" officeooo:rsid="00981145" officeooo:paragraph-rsid="00981145" style:font-style-asian="normal" style:font-style-complex="normal"/>
    </style:style>
    <style:style style:name="P128" style:family="paragraph" style:parent-style-name="Text_20_body">
      <style:text-properties officeooo:rsid="00981145" officeooo:paragraph-rsid="00981145"/>
    </style:style>
    <style:style style:name="P129" style:family="paragraph" style:parent-style-name="Text_20_body">
      <style:text-properties officeooo:rsid="009a4fad" officeooo:paragraph-rsid="009a4fad"/>
    </style:style>
    <style:style style:name="P130" style:family="paragraph" style:parent-style-name="Heading_20_1">
      <style:text-properties officeooo:rsid="009b6f1c"/>
    </style:style>
    <style:style style:name="P131" style:family="paragraph" style:parent-style-name="Text_20_body">
      <style:text-properties officeooo:rsid="009d20b7" officeooo:paragraph-rsid="009d20b7"/>
    </style:style>
    <style:style style:name="P132" style:family="paragraph" style:parent-style-name="Text_20_body">
      <style:text-properties officeooo:rsid="009ed191" officeooo:paragraph-rsid="009ed191"/>
    </style:style>
    <style:style style:name="P133" style:family="paragraph" style:parent-style-name="CommitMessage">
      <style:text-properties officeooo:paragraph-rsid="009ed191"/>
    </style:style>
    <style:style style:name="P134" style:family="paragraph" style:parent-style-name="Text_20_body">
      <style:text-properties officeooo:rsid="00a1aad1" officeooo:paragraph-rsid="00a1aad1"/>
    </style:style>
    <style:style style:name="P135" style:family="paragraph" style:parent-style-name="Heading_20_1">
      <style:text-properties officeooo:rsid="00a2c468"/>
    </style:style>
    <style:style style:name="P136" style:family="paragraph" style:parent-style-name="Text_20_body">
      <style:text-properties officeooo:rsid="00a2c468" officeooo:paragraph-rsid="00a2c468"/>
    </style:style>
    <style:style style:name="P137" style:family="paragraph" style:parent-style-name="Text_20_body">
      <style:text-properties officeooo:rsid="00a4756f" officeooo:paragraph-rsid="00a4756f"/>
    </style:style>
    <style:style style:name="P138" style:family="paragraph" style:parent-style-name="Text_20_body">
      <style:text-properties officeooo:rsid="00a71008" officeooo:paragraph-rsid="00a71008"/>
    </style:style>
    <style:style style:name="P139" style:family="paragraph" style:parent-style-name="Text_20_body">
      <style:text-properties officeooo:rsid="00a77d63" officeooo:paragraph-rsid="00a77d63"/>
    </style:style>
    <style:style style:name="P140" style:family="paragraph" style:parent-style-name="Heading_20_1">
      <style:text-properties officeooo:rsid="00aa3fb1"/>
    </style:style>
    <style:style style:name="P141" style:family="paragraph" style:parent-style-name="Text_20_body">
      <style:text-properties officeooo:rsid="00ac32ae" officeooo:paragraph-rsid="00ac32ae"/>
    </style:style>
    <style:style style:name="P142" style:family="paragraph" style:parent-style-name="Text_20_body">
      <style:text-properties officeooo:rsid="00acb8d6" officeooo:paragraph-rsid="00acb8d6"/>
    </style:style>
    <style:style style:name="P143" style:family="paragraph" style:parent-style-name="Text_20_body">
      <style:text-properties officeooo:rsid="00acd256" officeooo:paragraph-rsid="00acd256"/>
    </style:style>
    <style:style style:name="P144" style:family="paragraph" style:parent-style-name="Text_20_body">
      <style:text-properties officeooo:rsid="00ad1385" officeooo:paragraph-rsid="00ad1385"/>
    </style:style>
    <style:style style:name="P145" style:family="paragraph" style:parent-style-name="Text_20_body">
      <style:text-properties officeooo:rsid="00b02c80" officeooo:paragraph-rsid="00b02c80"/>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a06573"/>
    </style:style>
    <style:style style:name="T76" style:family="text">
      <style:text-properties officeooo:rsid="008e6e83"/>
    </style:style>
    <style:style style:name="T77" style:family="text">
      <style:text-properties officeooo:rsid="009b6f1c"/>
    </style:style>
    <style:style style:name="T78" style:family="text">
      <style:text-properties officeooo:rsid="00b02c80"/>
    </style:style>
    <style:style style:name="T79" style:family="text">
      <style:text-properties officeooo:rsid="00acd256"/>
    </style:style>
    <style:style style:name="T80" style:family="text">
      <style:text-properties officeooo:rsid="00b21849"/>
    </style:style>
    <style:style style:name="T81" style:family="text">
      <style:text-properties officeooo:rsid="009d1473"/>
    </style:style>
    <style:style style:name="T82" style:family="text">
      <style:text-properties officeooo:rsid="00ac32ae"/>
    </style:style>
    <style:style style:name="T83" style:family="text">
      <style:text-properties officeooo:rsid="009445da"/>
    </style:style>
    <style:style style:name="T84" style:family="text">
      <style:text-properties officeooo:rsid="0096d4c3"/>
    </style:style>
    <style:style style:name="T85" style:family="text">
      <style:text-properties fo:font-style="normal" officeooo:rsid="00981145" style:font-style-asian="normal" style:font-style-complex="normal"/>
    </style:style>
    <style:style style:name="T86" style:family="text">
      <style:text-properties officeooo:rsid="009883af"/>
    </style:style>
    <style:style style:name="T87" style:family="text">
      <style:text-properties officeooo:rsid="0098ca3b"/>
    </style:style>
    <style:style style:name="T88" style:family="text">
      <style:text-properties officeooo:rsid="009ed191"/>
    </style:style>
    <style:style style:name="T89" style:family="text">
      <style:text-properties officeooo:rsid="00a037e5"/>
    </style:style>
    <style:style style:name="T90" style:family="text">
      <style:text-properties officeooo:rsid="00a1aad1"/>
    </style:style>
    <style:style style:name="T91" style:family="text">
      <style:text-properties officeooo:rsid="00a59e45"/>
    </style:style>
    <style:style style:name="T92" style:family="text">
      <style:text-properties officeooo:rsid="00a77d63"/>
    </style:style>
    <style:style style:name="T93" style:family="text">
      <style:text-properties officeooo:rsid="00adcd25"/>
    </style:style>
    <style:style style:name="T94" style:family="text">
      <style:text-properties officeooo:rsid="00af2acd"/>
    </style:style>
    <style:style style:name="T95" style:family="text">
      <style:text-properties officeooo:rsid="00b167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13569800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text:span text:style-name="T78">☑ </text:span>Automatically get FL and AC for a UDL that has them<text:line-break/><text:span text:style-name="T79">☑ </text:span>Make it optional</text:p>
      <text:p text:style-name="P118"><text:soft-page-break/>☐ Allow selecting multiple files for download at once</text:p>
      <text:p text:style-name="P119"><text:span text:style-name="T77">☑ </text:span>Change BTN order</text:p>
      <text:p text:style-name="P119">☐ Add STATUS indicator</text:p>
      <text:p text:style-name="P119">☐ Consider: popup or progress bar during download</text:p>
      <text:p text:style-name="P119"><text:span text:style-name="T80">☒ </text:span>Consider: CANCEL button to stop the download in-progress</text:p>
      <text:p text:style-name="P120">☐ Consider: HELP/? Button / <text:a xlink:type="simple" xlink:href="https://learn.microsoft.com/en-us/windows/win32/controls/tooltip-controls" text:style-name="Internet_20_link" text:visited-style-name="Visited_20_Internet_20_Link">tooltip</text:a></text:p>
      <text:p text:style-name="P119"><text:span text:style-name="T81">☒ </text:span>LongTerm feature: automatically edit overrideMap</text:p>
      <text:p text:style-name="P119">☐ Document usage in the README</text:p>
      <text:p text:style-name="P121"><text:span text:style-name="T82">☑ </text:span>Confirm whether autoCompletion filename needs to match the id-name or match the display-name</text:p>
      <text:p text:style-name="P121"><text:span text:style-name="T81">☒ </text:span>LongTerm feature: automatically generate autoCompletion from Keywords if AC.xml doesn’t already exist</text:p>
      <text:p text:style-name="P122"><text:span text:style-name="T81">☑ </text:span>Add the LongTerm features as GitHub issues rather than tracking them here.</text:p>
      <text:p text:style-name="P123">Let’s start by reordering the buttons. <text:span text:style-name="T83">And now start adding more space for the List Box</text:span></text:p>
      <text:p text:style-name="P124">ASIDE: Somehow, I got on the tangent of the progress bar, and I made a dummy dialog [since deleted] that showed</text:p>
      <text:p text:style-name="CodeIndent">CONTROL <text:s text:c="8"/>"",IDC_PROGRESS1,"msctls_progress32",WS_BORDER,14,21,80,14</text:p>
      <text:p text:style-name="Text_20_body">… <text:span text:style-name="T83">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3">How to Use Progress Bar Controls</text:span></text:a><text:span text:style-name="T83">” and the generic </text:span><text:a xlink:type="simple" xlink:href="https://learn.microsoft.com/en-us/windows/win32/menurc/control-control" text:style-name="Internet_20_link" text:visited-style-name="Visited_20_Internet_20_Link"><text:span text:style-name="T83">“CONTROL control” syntax</text:span></text:a><text:span text:style-name="T83">, and this </text:span><text:a xlink:type="simple" xlink:href="https://cplusplus.com/forum/windows/30675/" text:style-name="Internet_20_link" text:visited-style-name="Visited_20_Internet_20_Link"><text:span text:style-name="T83">cplusplus.com-forum-post</text:span></text:a><text:span text:style-name="T83">.</text:span></text:p>
      <text:p text:style-name="P125">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4">(LB_GETSELCOUNT and LB_GETSELITEMS will be needed if I’m going to eventually allow multiple selections.)</text:span></text:p>
      <text:p text:style-name="P126"><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5">dialog preview. <text:s/>I just wish I could switch between graphical editing and text editing, without having to add all the VS cruft to the resource files and headers.</text:span><text:span text:style-name="T11">)</text:span></text:p>
      <text:p text:style-name="P127">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8">Okay, now it’s safe to try to create the dummy RC file. <text:s/><text:span text:style-name="T86">Create a </text:span><text:a xlink:type="simple" xlink:href="https://learn.microsoft.com/en-us/windows/win32/controls/tab-control-reference" text:style-name="Internet_20_link" text:visited-style-name="Visited_20_Internet_20_Link"><text:span text:style-name="T86">Tab Control</text:span></text:a><text:span text:style-name="T86"> and a </text:span><text:a xlink:type="simple" xlink:href="https://learn.microsoft.com/en-us/windows/win32/controls/progress-bar-control-reference" text:style-name="Internet_20_link" text:visited-style-name="Visited_20_Internet_20_Link"><text:span text:style-name="T86">Progress Bar</text:span></text:a><text:span text:style-name="T86">. <text:s/></text:span><text:span text:style-name="T87">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29">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0" text:outline-level="1"><text:bookmark-start text:name="__RefHeading___Toc1500_887794160"/>2025-Apr-05<text:tab/>CollectionInterface<text:bookmark-end text:name="__RefHeading___Toc1500_887794160"/></text:h>
      <text:p text:style-name="P131">I started by creating the Issues in GH, to check off those tasks above. <text:s/>And while on GH, I see that it’s not building the GH Action again, so I’m going to have to figure that out.</text:p>
      <text:p text:style-name="P132">First error was %lld not wanting to print a size_t, so typecast it. <text:s/></text:p>
      <text:p text:style-name="CommitMessage">Try to fix GHAction failure<text:line-break/>typecast size_t to INT64 to match %lld<text:line-break/>→ b7ce927</text:p>
      <text:p text:style-name="P132">Next error was that WinINet functions weren’t being found – ahh, I only added that (and pathcch) to the Debug+x64, so add it to all the others.</text:p>
      <text:p text:style-name="P133"><text:soft-page-break/>Try to fix GHAction failure <text:span text:style-name="T88">(2)</text:span><text:line-break/>add wininet.lib/pathcch.lib to all configs, not just debug+x64<text:line-break/>→ e9e4bc1</text:p>
      <text:p text:style-name="P132">With that, I’m starting to get green on all the Action jobs. <text:s/>Success!</text:p>
      <text:p text:style-name="CommitMessage">&lt;<text:span text:style-name="T89">meta&gt; Add a per-document toolbar with GrabTodaysCommit, Style=CommitMessage, Style=CodeIndent, CharStyle=InlineCode, CharStyle=NoCharStyle, with appropriate icons (see also today’s GenericNotebook entry for how to do that). → 4330ff6</text:span></text:p>
      <text:p text:style-name="P134">Start reworking the main dialog, but out of time/mental engery for the day…</text:p>
      <text:p text:style-name="CommitMessage"><text:span text:style-name="T90">CollectionInterface: </text:span>starting to rework the main dialog → 489cb23</text:p>
      <text:h text:style-name="P135" text:outline-level="1"><text:bookmark-start text:name="__RefHeading___Toc1545_923716000"/>2025-Apr-06<text:tab/>CollectionInterface<text:bookmark-end text:name="__RefHeading___Toc1545_923716000"/></text:h>
      <text:p text:style-name="P136">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7">Okay, now go back to the main dialog, and continue with the GUI edits until it looks similar to my experimental version. <text:s/><text:span text:style-name="T91">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8">So, I know I’m going to need to grab the tab name (category) elsewhere in the code, <text:span text:style-name="T92">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39">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0" text:outline-level="1"><text:bookmark-start text:name="__RefHeading___Toc1572_3337876114"/><text:soft-page-break/>2025-Apr-07<text:tab/>CollectionInterface<text:bookmark-end text:name="__RefHeading___Toc1572_3337876114"/></text:h>
      <text:p text:style-name="P141">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2">Mock up options-on-left-button-in-center vs button-on-left-options-next-right, and ask Community for opinion.</text:p>
      <text:p text:style-name="P143">Implement the UDL=SW_SHOW, AC/FL/Theme=SW_HIDE logic; implement the exists(AC):enableAC//exists(FL):enableFL logic. <text:s/>Use dBASEPlus_*Theme for testing both checkboxes, Amiga_E for just AC, and STL 3dObject for just FL. <text:s/>All of those work.</text:p>
      <text:p text:style-name="P144">So now I just need the logic to add those downloads. <text:s/><text:span text:style-name="T93">Get it so it reads the individual checkbox state, and if it’s enabled and checked, it will store the appropriate info for the additional downloads. <text:s/></text:span><text:span text:style-name="T94">That seems to work. <text:s/>Let’s do a commit at this point</text:span></text:p>
      <text:p text:style-name="CommitMessage">CollectionInterface: GUI and logic for optionally downloading AutoCompletion and FunctionList alongside the UDL → 66e7971</text:p>
      <text:p text:style-name="P145">Mark that TODO done. <text:s/>And I’ll see if I have enough time to implement a MessageBox question if user wants to bother trying UAC. <text:s/><text:span text:style-name="T95">Yep, that works.</text:span></text:p>
      <text:p text:style-name="CommitMessage">CollectionInterface: Use MB_OKCANCEL to determine whether to bother continuing with trying UAC for permission-denied files → dfbaff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7T14:35:10.982934400</dc:date>
    <meta:editing-duration>P2DT23H9M24S</meta:editing-duration>
    <meta:editing-cycles>163</meta:editing-cycles>
    <meta:generator>LibreOffice/25.2.1.2$Windows_X86_64 LibreOffice_project/d3abf4aee5fd705e4a92bba33a32f40bc4e56f49</meta:generator>
    <meta:document-statistic meta:table-count="1" meta:image-count="3" meta:object-count="0" meta:page-count="22" meta:paragraph-count="378" meta:word-count="6501" meta:character-count="40453" meta:non-whitespace-character-count="33891"/>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